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53in"/>
    </style:style>
    <style:style style:name="ro1" style:family="table-row">
      <style:table-row-properties style:row-height="0.268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4882in" fo:break-before="auto" style:use-optimal-row-height="true"/>
    </style:style>
    <style:style style:name="ro4" style:family="table-row">
      <style:table-row-properties style:row-height="0.4071in" fo:break-before="auto" style:use-optimal-row-height="true"/>
    </style:style>
    <style:style style:name="ro5" style:family="table-row">
      <style:table-row-properties style:row-height="0.7992in" fo:break-before="auto" style:use-optimal-row-height="true"/>
    </style:style>
    <style:style style:name="ro6" style:family="table-row">
      <style:table-row-properties style:row-height="1.3917in" fo:break-before="auto" style:use-optimal-row-height="true"/>
    </style:style>
    <style:style style:name="ro7" style:family="table-row">
      <style:table-row-properties style:row-height="1.5917in" fo:break-before="auto" style:use-optimal-row-height="true"/>
    </style:style>
    <style:style style:name="ro8" style:family="table-row">
      <style:table-row-properties style:row-height="0.2366in" fo:break-before="auto" style:use-optimal-row-height="true"/>
    </style:style>
    <style:style style:name="ro9" style:family="table-row">
      <style:table-row-properties style:row-height="0.4209in" fo:break-before="auto" style:use-optimal-row-height="true"/>
    </style:style>
    <style:style style:name="ro10" style:family="table-row">
      <style:table-row-properties style:row-height="0.9992in" fo:break-before="auto" style:use-optimal-row-height="true"/>
    </style:style>
    <style:style style:name="ro11" style:family="table-row">
      <style:table-row-properties style:row-height="0.25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 fo:border="none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ccffcc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66ffff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cc" style:text-align-source="fix" style:repeat-content="false"/>
      <style:paragraph-properties fo:text-align="start" fo:margin-left="0.139in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ffcc"/>
      <style:text-properties fo:font-size="12pt" style:font-size-asian="12pt" style:font-size-complex="12pt"/>
    </style:style>
    <style:style style:name="ce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66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ccffcc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99ff99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66ff00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00ff66"/>
      <style:text-properties fo:font-size="12pt" style:font-size-asian="12pt" style:font-size-complex="12pt"/>
    </style:style>
    <style:style style:name="gr1" style:family="graphic">
      <style:graphic-properties draw:stroke="none" svg:stroke-width="0in" draw:marker-start-width="0.0787in" draw:marker-end-width="0.0787in" draw:fill="none" draw:textarea-horizontal-align="center" draw:textarea-vertical-align="middle" draw:ole-draw-aspect="1" style:protect="size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33% 58%"/>
    </style:style>
    <style:style style:name="T3" style:family="text">
      <style:text-properties style:text-position="0% 100%"/>
    </style:style>
  </office:automatic-styles>
  <office:body>
    <office:spreadsheet>
      <table:table table:name="Sheet1" table:style-name="ta1">
        <table:shapes>
          <draw:frame draw:z-index="0" draw:style-name="gr1" draw:text-style-name="P1" svg:width="1.3236in" svg:height="0.4453in" svg:x="8.2744in" svg:y="1.7102in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2.4697in" svg:height="0.2335in" svg:x="10.7807in" svg:y="1.8642in">
            <t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2" draw:text-style-name="P1" svg:width="1.3634in" svg:height="0.4453in" svg:x="8.1059in" svg:y="3.372in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ce2"/>
        <table:table-column table:style-name="co2" table:default-cell-style-name="ce2"/>
        <table:table-column table:style-name="co1" table:number-columns-repeated="1018" table:default-cell-style-name="ce2"/>
        <table:table-row table:style-name="ro1">
          <table:table-cell table:style-name="ce1" office:value-type="string" calcext:value-type="string">
            <text:p>Guideline for the selection of suitable crystal and external components [1]</text:p>
          </table:table-cell>
          <table:table-cell table:style-name="ce1" table:number-columns-repeated="5"/>
          <table:table-cell table:style-name="ce8" table:number-columns-repeated="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This section gives a recommended procedure to select suitable crystal/external</text:p>
            <text:p>components. The whole procedure is divided into three main steps:</text:p>
          </table:table-cell>
          <table:table-cell table:style-name="ce3" table:number-columns-repeated="6"/>
          <table:table-cell table:style-name="ce9"/>
          <table:table-cell table:number-columns-repeated="1016"/>
        </table:table-row>
        <table:table-row table:style-name="ro2">
          <table:table-cell table:style-name="ce4" office:value-type="string" calcext:value-type="string">
            <text:p>Step1: Calculate the gain margin</text:p>
          </table:table-cell>
          <table:table-cell table:style-name="ce4" table:number-columns-repeated="2"/>
          <table:table-cell table:number-columns-repeated="1021"/>
        </table:table-row>
        <table:table-row table:style-name="ro4">
          <table:table-cell table:style-name="ce5" office:value-type="string" calcext:value-type="string">
            <text:p>a) Choose a crystal and go to the references (chosen crystal + microcontroller</text:p>
            <text:p>Datasheets)</text:p>
          </table:table-cell>
          <table:table-cell table:style-name="ce5" table:number-columns-repeated="6"/>
          <table:table-cell table:style-name="ce6"/>
          <table:table-cell table:number-columns-repeated="1016"/>
        </table:table-row>
        <table:table-row table:style-name="ro5">
          <table:table-cell table:style-name="ce5" office:value-type="string" calcext:value-type="string">
            <text:p>b) Calculate the oscillator gain margin and check if it greater than 5:</text:p>
            <text:p>If Gain margin &lt; 5, the crystal is not suitable, choose another with a lower ESR or/and</text:p>
            <text:p>a lower CL. Redo step 1.</text:p>
            <text:p>If Gain margin &gt; 5, go to step 2.</text:p>
          </table:table-cell>
          <table:table-cell table:style-name="ce5" table:number-columns-repeated="6"/>
          <table:table-cell table:style-name="ce6"/>
          <table:table-cell/>
          <table:table-cell table:style-name="ce10" table:number-columns-repeated="2"/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4" office:value-type="string" calcext:value-type="string">
            <text:p>Step2: Calculate the external load capacitors</text:p>
          </table:table-cell>
          <table:table-cell table:style-name="ce4" table:number-columns-repeated="3"/>
          <table:table-cell table:number-columns-repeated="1020"/>
        </table:table-row>
        <table:table-row table:style-name="ro2">
          <table:table-cell table:style-name="ce6" office:value-type="string" calcext:value-type="string">
            <text:p>Calculate CL1 and CL2 and check if they match the exact capacitor value on market or not:</text:p>
          </table:table-cell>
          <table:table-cell table:style-name="ce6" table:number-columns-repeated="7"/>
          <table:table-cell table:number-columns-repeated="1016"/>
        </table:table-row>
        <table:table-row table:style-name="ro6">
          <table:table-cell table:style-name="ce6" office:value-type="string" calcext:value-type="string">
            <text:p>● If you found the exact capacitor value then the oscillator will oscillate at the exact expected </text:p>
            <text:p>frequency. You can proceed to step 3.</text:p>
            <text:p>● If you did not find the exact value and:</text:p>
            <text:p><text:s text:c="2"/>– frequency accuracy is a key issue for you, you can use a variable capacitor to obtain the </text:p>
            <text:p>exact value. Then you can proceed to step 3.</text:p>
            <text:p><text:s text:c="2"/>– frequency accuracy is not critical for you, choose the nearest value found on Market and </text:p>
            <text:p>Go to step 3.</text:p>
          </table:table-cell>
          <table:table-cell table:style-name="ce6" table:number-columns-repeated="7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Step3: Calculate the drive level and external resistor</text:p>
          </table:table-cell>
          <table:table-cell table:style-name="ce4" table:number-columns-repeated="4"/>
          <table:table-cell table:number-columns-repeated="1019"/>
        </table:table-row>
        <table:table-row table:style-name="ro7">
          <table:table-cell table:style-name="ce6" office:value-type="string" calcext:value-type="string">
            <text:p>●Compute DL and check if is greater or lower than DLcrystal:</text:p>
            <text:p>– If DL &lt; DLcrystal, no need for an external resistor. Congratulations you have found a suitable </text:p>
            <text:p>crystal.</text:p>
            <text:p>–If DL &gt; DLcrystal, you should calculate RExt in order to have: DL &lt; DLcrystal. You should then </text:p>
            <text:p>recalculate the gain margin taking RExt into account.</text:p>
            <text:p>If you find that gain margin &gt; 5, congratulations, you have found a suitable crystal.</text:p>
            <text:p>If not, then this crystal will not work and you have to choose another. Return to</text:p>
            <text:p>step 1 to run the procedure for the new crystal.</text:p>
          </table:table-cell>
          <table:table-cell table:style-name="ce6" table:number-columns-repeated="7"/>
          <table:table-cell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7" office:value-type="string" calcext:value-type="string">
            <text:p>Referenc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) The oscillator design guide for ST microcntroller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a xlink:href="http://www.icbase.com/File/HTML/hotic/html/docs/15287.pdf" xlink:type="simple">http://www.icbase.com/File/HTML/hotic/html/docs/15287.pdf</text:a></text:p>
          </table:table-cell>
          <table:table-cell table:number-columns-repeated="1023"/>
        </table:table-row>
        <table:table-row table:style-name="ro2" table:number-rows-repeated="15">
          <table:table-cell table:number-columns-repeated="1024"/>
        </table:table-row>
        <table:table-row table:style-name="ro2" table:number-rows-repeated="3">
          <table:table-cell table:style-name="Default" table:number-columns-repeated="6"/>
          <table:table-cell table:number-columns-repeated="1018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number-columns-repeated="1024" table:default-cell-style-name="ce2"/>
        <table:table-row table:style-name="ro2">
          <table:table-cell table:style-name="ce11" office:value-type="string" calcext:value-type="string">
            <text:p>Given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Oscillator transconductance</text:p>
          </table:table-cell>
          <table:table-cell table:number-columns-repeated="2"/>
          <table:table-cell office:value-type="string" calcext:value-type="string">
            <text:p>g<text:span text:style-name="T1">m</text:span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/V</text:p>
          </table:table-cell>
          <table:table-cell/>
          <table:table-cell office:value-type="string" calcext:value-type="string">
            <text:p>[from the datasheet of the microcontroller]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Equivalent series resistance</text:p>
          </table:table-cell>
          <table:table-cell table:number-columns-repeated="2"/>
          <table:table-cell office:value-type="string" calcext:value-type="string">
            <text:p>ES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hms</text:p>
          </table:table-cell>
          <table:table-cell/>
          <table:table-cell office:value-type="string" calcext:value-type="string">
            <text:p>[from the datasheet of the crystal]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Frequency of the crystal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Hz</text:p>
          </table:table-cell>
          <table:table-cell/>
          <table:table-cell office:value-type="string" calcext:value-type="string">
            <text:p>[from the datasheet of the microcontroller]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8">
          <table:table-cell office:value-type="string" calcext:value-type="string">
            <text:p>Shunt capacitance</text:p>
          </table:table-cell>
          <table:table-cell table:number-columns-repeated="2"/>
          <table:table-cell office:value-type="string" calcext:value-type="string">
            <text:p>C<text:span text:style-name="T1">O</text:span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F</text:p>
          </table:table-cell>
          <table:table-cell/>
          <table:table-cell office:value-type="string" calcext:value-type="string">
            <text:p>[from the datasheet of the crystal]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8">
          <table:table-cell office:value-type="string" calcext:value-type="string">
            <text:p>Load capacitance</text:p>
          </table:table-cell>
          <table:table-cell table:number-columns-repeated="2"/>
          <table:table-cell office:value-type="string" calcext:value-type="string">
            <text:p>C<text:span text:style-name="T1">L</text:span>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F</text:p>
          </table:table-cell>
          <table:table-cell/>
          <table:table-cell office:value-type="string" calcext:value-type="string">
            <text:p>[from the datasheet of the crystal]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4">
          <table:table-cell office:value-type="string" calcext:value-type="string">
            <text:p>Stray capacitance of the PCB and </text:p>
            <text:p>MCU pin connections</text:p>
          </table:table-cell>
          <table:table-cell table:number-columns-repeated="2"/>
          <table:table-cell office:value-type="string" calcext:value-type="string">
            <text:p>C<text:span text:style-name="T1">S</text:span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F</text:p>
          </table:table-cell>
          <table:table-cell/>
          <table:table-cell office:value-type="string" calcext:value-type="string">
            <text:p>[Assumption – from the datasheet of the microcontroller]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8">
          <table:table-cell office:value-type="string" calcext:value-type="string">
            <text:p>Drive level of the crystal</text:p>
          </table:table-cell>
          <table:table-cell table:number-columns-repeated="2"/>
          <table:table-cell office:value-type="string" calcext:value-type="string">
            <text:p>D<text:span text:style-name="T1">L-Crystal</text:span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W</text:p>
          </table:table-cell>
          <table:table-cell/>
          <table:table-cell office:value-type="string" calcext:value-type="string">
            <text:p>[from the datasheet of the crystal]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9">
          <table:table-cell office:value-type="string" calcext:value-type="string">
            <text:p>Drive current of the oscillator </text:p>
            <text:p>Circuit</text:p>
          </table:table-cell>
          <table:table-cell table:number-columns-repeated="2"/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</text:p>
          </table:table-cell>
          <table:table-cell/>
          <table:table-cell office:value-type="string" calcext:value-type="string">
            <text:p>[from the datasheet of the microcontroller]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12" office:value-type="string" calcext:value-type="string">
            <text:p>Step 1: Calculate gain margin</text:p>
          </table:table-cell>
          <table:table-cell table:style-name="ce12" table:number-columns-repeated="2"/>
          <table:table-cell table:number-columns-repeated="1021"/>
        </table:table-row>
        <table:table-row table:style-name="ro8">
          <table:table-cell office:value-type="string" calcext:value-type="string">
            <text:p>gain<text:span text:style-name="T1">margin</text:span></text:p>
          </table:table-cell>
          <table:table-cell table:style-name="ce13" table:formula="of:=([.E2]*10^-3)/((4*[.E4]*(2*3.14*[.E6]*10^6)^2)*(([.E8]*10^-12)+([.E10]*10^-12))^2)" office:value-type="float" office:value="46.8085387651704" calcext:value-type="float">
            <text:p>46.8085387652</text:p>
          </table:table-cell>
          <table:table-cell office:value-type="string" calcext:value-type="string">
            <text:p><text:s/>(if gain margin is &gt; 5 then go to Step 2. If gain margin is &lt;5 then find a different crystal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2" office:value-type="string" calcext:value-type="string">
            <text:p>Step 2: Calculate the external load capacitors</text:p>
          </table:table-cell>
          <table:table-cell table:style-name="ce12" table:number-columns-repeated="3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8">
          <table:table-cell office:value-type="string" calcext:value-type="string">
            <text:p>C<text:span text:style-name="T1">L1</text:span> = C<text:span text:style-name="T1">L2</text:span> =</text:p>
          </table:table-cell>
          <table:table-cell table:style-name="ce14" table:formula="of:=2*([.E10]-[.E12])" office:value-type="float" office:value="16" calcext:value-type="float">
            <text:p>16</text:p>
          </table:table-cell>
          <table:table-cell office:value-type="string" calcext:value-type="string">
            <text:p>pF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2" office:value-type="string" calcext:value-type="string">
            <text:p>Step 3: Calculate the drive level and the external resistance</text:p>
          </table:table-cell>
          <table:table-cell table:style-name="ce12" table:number-columns-repeated="5"/>
          <table:table-cell table:number-columns-repeated="1018"/>
        </table:table-row>
        <table:table-row table:style-name="ro10">
          <table:table-cell office:value-type="string" calcext:value-type="string">
            <text:p>The drive level is the power dissipated in the crystal. It has to be limited otherwise the quartz</text:p>
            <text:p>crystal can fail due to excessive mechanical vibration. The maximum drive level is specified</text:p>
            <text:p>by the crystal manufacturer, usually in mW. Exceeding this maximum value may lead to the</text:p>
            <text:p>crystal being damaged.</text:p>
            <text:p/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1">
          <table:table-cell office:value-type="string" calcext:value-type="string">
            <text:p>P = i<text:span text:style-name="T2">2</text:span>R =</text:p>
          </table:table-cell>
          <table:table-cell table:formula="of:=((([.E16]*10^-3)^2)*100)" office:value-type="float" office:value="0.0001" calcext:value-type="float">
            <text:p>0.000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(= D<text:span text:style-name="T1">L-Crystal </text:span><text:span text:style-name="T3">==&gt; Drive level is OK)</text:span></text:p>
          </table:table-cell>
          <table:table-cell table:number-columns-repeated="1020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8">00/00/0000</text:date>, <text:time style:data-style-name="N2" text:time-value="0000-00-00T00:00:03.8718014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8T16:14:13.827085398</meta:creation-date>
    <meta:generator>LibreOffice/4.1.3.2$Linux_X86_64 LibreOffice_project/410m0$Build-2</meta:generator>
    <dc:date>2014-04-18T19:26:31.417976500</dc:date>
    <meta:editing-duration>PT2H54M57S</meta:editing-duration>
    <meta:editing-cycles>54</meta:editing-cycles>
    <meta:document-statistic meta:table-count="2" meta:cell-count="68" meta:object-count="3"/>
  </office:meta>
</office:document-meta>
</file>

<file path=Object 1/content.xml><?xml version="1.0" encoding="utf-8"?>
<math xmlns="http://www.w3.org/1998/Math/MathML">
  <semantics>
    <mrow>
      <mrow>
        <msub>
          <mi mathvariant="italic">gain</mi>
          <mi mathvariant="italic">margin</mi>
        </msub>
        <mo stretchy="false">=</mo>
        <mfrac>
          <mrow>
            <msub>
              <mi>g</mi>
              <mi>m</mi>
            </msub>
          </mrow>
          <mrow>
            <msub>
              <mi>g</mi>
              <mrow>
                <mi mathvariant="italic">mcritical</mi>
              </mrow>
            </msub>
          </mrow>
        </mfrac>
      </mrow>
    </mrow>
    <annotation encoding="StarMath 5.0">gain_margin={g_m} over {g_{mcritical}} </annotation>
  </semantics>
</math>
</file>

<file path=Object 2/content.xml><?xml version="1.0" encoding="utf-8"?>
<math xmlns="http://www.w3.org/1998/Math/MathML">
  <semantics>
    <mrow>
      <mrow>
        <mrow>
          <msub>
            <mi>C</mi>
            <mi>L</mi>
          </msub>
          <mo stretchy="false">−</mo>
          <msub>
            <mi>C</mi>
            <mi>S</mi>
          </msub>
        </mrow>
        <mo stretchy="false">=</mo>
        <mfrac>
          <mrow>
            <mrow>
              <msub>
                <mi>C</mi>
                <mi mathvariant="italic">L1</mi>
              </msub>
              <mo stretchy="false">∗</mo>
              <msub>
                <mi>C</mi>
                <mi mathvariant="italic">L2</mi>
              </msub>
            </mrow>
          </mrow>
          <mrow>
            <mrow>
              <msub>
                <mi>C</mi>
                <mi mathvariant="italic">L1</mi>
              </msub>
              <mo stretchy="false">+</mo>
              <msub>
                <mi>C</mi>
                <mi mathvariant="italic">L2</mi>
              </msub>
            </mrow>
          </mrow>
        </mfrac>
      </mrow>
    </mrow>
    <annotation encoding="StarMath 5.0">C_L - C_S = {C_L1 * C_L2} over {C_L1 + C_L2}</annotation>
  </semantics>
</math>
</file>

<file path=Object 4/content.xml><?xml version="1.0" encoding="utf-8"?>
<math xmlns="http://www.w3.org/1998/Math/MathML">
  <semantics>
    <mrow>
      <mrow>
        <msub>
          <mi>g</mi>
          <mi mathvariant="italic">mcritical</mi>
        </msub>
        <mo stretchy="false">=</mo>
        <mn>4.ESR.</mn>
      </mrow>
      <msup>
        <mrow>
          <mo stretchy="false">(</mo>
          <mrow>
            <mn>2</mn>
            <mo stretchy="false">π</mo>
            <mi>F</mi>
          </mrow>
          <mo stretchy="false">)</mo>
        </mrow>
        <mn>2</mn>
      </msup>
      <mi>.</mi>
      <msup>
        <mrow>
          <mo stretchy="false">(</mo>
          <mrow>
            <mrow>
              <msub>
                <mi>C</mi>
                <mi>O</mi>
              </msub>
              <mo stretchy="false">+</mo>
              <msub>
                <mi>C</mi>
                <mi>L</mi>
              </msub>
            </mrow>
          </mrow>
          <mo stretchy="false">)</mo>
        </mrow>
        <mn>2</mn>
      </msup>
    </mrow>
    <annotation encoding="StarMath 5.0">g_mcritical=4.ESR.(2%pi F)^2 .(C_O+C_L)^2
</annotation>
  </semantics>
</math>
</file>